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en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>
        <style:tab-stops>
          <style:tab-stop style:type="left" style:position="1.4791in"/>
        </style:tab-stops>
      </style:paragraph-properties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جدول معاملات صدق الاتساق الداخلي للمهارات (صدق المحاور)</text:p>
      <text:p text:style-name="P2"><draw:frame draw:z-index="0" draw:id="id0" draw:style-name="a0" draw:name="Object 24" text:anchor-type="as-char" svg:x="0in" svg:y="0in" svg:width="5.69792in" svg:height="7.42708in" style:rel-width="scale" style:rel-height="scale"><draw:object-ole draw:class-id="00020830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">تم حساب صدق الاتساق الداخلي للاختبار بحساب معامل ارتباط بيرسون بين درجة كل مهارة (بعد فرعي) والدرجة الكلية للاختبار. تشير النتائج إلى أن جميع معاملات الارتباط بين المهارات والدرجة الكلية<text:s/><text:span text:style-name="T4">دالة إحصائياً</text:span><text:s/>عند مستوى دلالة 0.01<text:s/>(حيث أن قيمة<text:s/>Sig.<text:s/>أقل من 0.01).<text:s/>هذا يؤكد أن كل مهارة تقيس جزءاً متسقاً مع الهدف العام للاختبار، ويدل على تمتع الاختبار بصدق اتساق داخلي مرتفع ومقبول.</text:p>
      <text:p text:style-name="Normal"/>
      <text:p text:style-name="P5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prahim abd hussein</meta:initial-creator>
    <dc:creator>Eprahim abd hussein</dc:creator>
    <meta:creation-date>2025-12-09T15:20:00Z</meta:creation-date>
    <dc:date>2025-12-09T15:24:00Z</dc:date>
    <meta:template xlink:href="Normal" xlink:type="simple"/>
    <meta:editing-cycles>1</meta:editing-cycles>
    <meta:editing-duration>PT240S</meta:editing-duration>
    <meta:document-statistic meta:page-count="2" meta:paragraph-count="1" meta:word-count="68" meta:character-count="458" meta:row-count="3" meta:non-whitespace-character-count="391"/>
  </office:meta>
</office:document-meta>
</file>